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hlermeldungen</text:p>
      <text:p text:style-name="P2"/>
      <text:p text:style-name="P2"/>
      <text:p text:style-name="P4">Fehler 1: Das ist kein Straße!</text:p>
      <text:p text:style-name="P1"><text:tab/>Es wurde versucht ein Haus auf Feld zu bauen, das keine Straße ist - <text:span text:style-name="T2">HausBauen</text:span></text:p>
      <text:p text:style-name="P1"/>
      <text:p text:style-name="P4">Fehler 2: Es kann vom Gefängnis aus kein Haus gebaut werden!</text:p>
      <text:p text:style-name="P1"><text:tab/>Spieler befindet sich im Gefängnis - <text:span text:style-name="T2">HausBauen</text:span></text:p>
      <text:p text:style-name="P1"/>
      <text:p text:style-name="P4">Fehler 3: Kein gleichmässiges Bauen!</text:p>
      <text:p text:style-name="P1"><text:tab/>Die Regel des gleichmäßigen Bauens wurde verletzt - <text:span text:style-name="T2">HausBauen</text:span></text:p>
      <text:p text:style-name="P1"/>
      <text:p text:style-name="P4">Fehler 4: Haus konnte nicht gebaut werden!</text:p>
      <text:p text:style-name="P1"><text:tab/>Straßenzug ist nicht komplett im Besitz des Spielers oder es sind bereits die maximale <text:tab/>Anzahl an Gebäuden errichtet oder Spieler befindet sich auf keiner Straße des Straßenzuges <text:tab/>- <text:span text:style-name="T2">HausBauen</text:span></text:p>
      <text:p text:style-name="P1"/>
      <text:p text:style-name="P4">Fehler 5: Das ist kein Straße!</text:p>
      <text:p text:style-name="P1"><text:tab/>Es wurde versucht ein Haus von einem Feld abzureißen, das keine Straße ist - <text:span text:style-name="T2">HausAbreissen</text:span></text:p>
      <text:p text:style-name="P1"/>
      <text:p text:style-name="P4">Fehler 6: Es kann vom Gefängnis aus kein Haus abgerissen werden!</text:p>
      <text:p text:style-name="P1"><text:tab/>Spieler befindet sich im Gefängnis - <text:span text:style-name="T2">HausAbreissen</text:span></text:p>
      <text:p text:style-name="P1"/>
      <text:p text:style-name="P4">Fehler 7: Kein gleichmässiges abreissen!</text:p>
      <text:p text:style-name="P1"><text:tab/>Die Regel des gleichmäßigen Abreißens wurde verletzt - <text:span text:style-name="T2">HausAbreissen</text:span></text:p>
      <text:p text:style-name="P1"/>
      <text:p text:style-name="P4">Fehler 8: Haus konnte nicht abgerissen werden!</text:p>
      <text:p text:style-name="P1"><text:tab/>Auf der Straße befinden sich keine Häuser oder Straßenzug ist nicht in Besitz des Spielers </text:p>
      <text:p text:style-name="P1"><text:tab/>- <text:span text:style-name="T2">HausAbreissen</text:span></text:p>
      <text:p text:style-name="P1"/>
      <text:p text:style-name="P4">Fehler 9: Hier gibts keine Miete</text:p>
      <text:p text:style-name="P1"><text:tab/>Keine Straße - <text:span text:style-name="T2">GetMiete</text:span></text:p>
      <text:p text:style-name="P1"/>
      <text:p text:style-name="P4">Fehler 10: Hier gibts keine Miete</text:p>
      <text:p text:style-name="P1"><text:tab/>kann nicht eintreten - <text:span text:style-name="T2">GetMiete</text:span></text:p>
      <text:p text:style-name="P1"/>
      <text:p text:style-name="P4">Fehler 11: Das ist keine Straße!</text:p>
      <text:p text:style-name="P1"><text:tab/>Keine Straße - <text:span text:style-name="T2">GetHausBauPreis</text:span></text:p>
      <text:p text:style-name="P1"/>
      <text:p text:style-name="P4">Fehler 12: Kein Bauplatz Frei!</text:p>
      <text:p text:style-name="P1"><text:tab/>Bereits die maximale Anzahl an Gebäuden errichtet - <text:span text:style-name="T2">GetHausBauPreis</text:span></text:p>
      <text:p text:style-name="P1"/>
      <text:p text:style-name="P4">Fehler 13: Das ist kein Straße!</text:p>
      <text:p text:style-name="P1"><text:tab/>Keine Straße - <text:span text:style-name="T2">GetLastHausBauPreis</text:span></text:p>
      <text:p text:style-name="P1"/>
      <text:p text:style-name="P4">Fehler 14: Es ist keine GefängnisFreiKarte vorhanden!</text:p>
      <text:p text:style-name="P1"><text:tab/>Spieler besitzt die Karte nicht - <text:span text:style-name="T2">GefängnisFreiKarteNutzen</text:span></text:p>
      <text:p text:style-name="P1"/>
      <text:p text:style-name="P4">Fehler 15: Spieler befindet sich nicht im Gefängnis!</text:p>
      <text:p text:style-name="P1"><text:tab/>Spieler ist nicht im Gefängnis - <text:span text:style-name="T2">GefängnisFreikaufen</text:span></text:p>
      <text:p text:style-name="P1"><text:tab/></text:p>
      <text:p text:style-name="P4">Fehler 16: Das ist kein Straße!</text:p>
      <text:p text:style-name="P1"><text:tab/>Keine Straße - <text:span text:style-name="T2">HypothekAufStraße</text:span></text:p>
      <text:p text:style-name="P1"/>
      <text:p text:style-name="P1"/>
      <text:p text:style-name="P4"><text:soft-page-break/>Fehler 17: Straße gehört einem anderen Spieler!</text:p>
      <text:p text:style-name="P1"><text:tab/>- <text:span text:style-name="T2">HypothekAufStraße</text:span></text:p>
      <text:p text:style-name="P1"/>
      <text:p text:style-name="P4">Fehler 18: Diese Straße ist bereits mit einer Hypothek belegt!</text:p>
      <text:p text:style-name="P1"><text:tab/>- <text:span text:style-name="T2">HypothekAufStraße</text:span></text:p>
      <text:p text:style-name="P1"/>
      <text:p text:style-name="P4">Fehler 19: Das ist kein Straße!</text:p>
      <text:p text:style-name="P1"><text:tab/>Keine Straße -<text:span text:style-name="T2">HypothekAufheben</text:span></text:p>
      <text:p text:style-name="P1"/>
      <text:p text:style-name="P4">Fehler 20: Straße gehört einem anderen Spieler!</text:p>
      <text:p text:style-name="P1"><text:tab/>- <text:span text:style-name="T2">HypothekAufheben</text:span></text:p>
      <text:p text:style-name="P1"/>
      <text:p text:style-name="P4">Fehler 21: Diese Straße hat keine Hypothek!</text:p>
      <text:p text:style-name="P1"><text:tab/>- <text:span text:style-name="T2">HypothekAufheben</text:span></text:p>
      <text:p text:style-name="P1"/>
      <text:p text:style-name="P4">Fehler 22: Das ist kein Straße!</text:p>
      <text:p text:style-name="P1"><text:tab/>Keine Straße - <text:span text:style-name="T2">StraßeKaufen</text:span></text:p>
      <text:p text:style-name="P1"/>
      <text:p text:style-name="P1"><text:span text:style-name="T1">Fehler 23: Sie befinden sich nicht auf dem Feld!</text:span></text:p>
      <text:p text:style-name="P1"><text:tab/>- <text:span text:style-name="T2">StraßeKaufen</text:span></text:p>
      <text:p text:style-name="P1"/>
      <text:p text:style-name="P4">Fehler 24: Es kann vom Gefängnis aus keine Straße gekauft werden!"</text:p>
      <text:p text:style-name="P1"><text:tab/>- <text:span text:style-name="T2">StraßeKaufen</text:span></text:p>
      <text:p text:style-name="P1"/>
      <text:p text:style-name="P1"/>
      <text:p text:style-name="P4">Fehler 25: Straße gehört einem anderen Spieler!</text:p>
      <text:p text:style-name="P1"><text:tab/>- <text:span text:style-name="T2">StraßeKauf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22:47:50.21</meta:creation-date>
    <dc:date>2012-11-28T17:55:58.18</dc:date>
    <meta:editing-duration>PT36M43S</meta:editing-duration>
    <meta:editing-cycles>35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53" meta:word-count="352" meta:character-count="2296" meta:non-whitespace-character-count="1966"/>
  </office:meta>
</office:document-meta>
</file>